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language="ru" fo:country="RU" style:font-size-asian="13pt" style:font-size-complex="13pt"/>
    </style:style>
    <style:style style:name="P2" style:family="paragraph" style:parent-style-name="Standard">
      <style:text-properties fo:font-size="13pt" fo:language="ru" fo:country="RU" officeooo:rsid="001f1a9b" officeooo:paragraph-rsid="001f1a9b" style:font-size-asian="13pt" style:font-size-complex="13pt"/>
    </style:style>
    <style:style style:name="P3" style:family="paragraph" style:parent-style-name="Standard">
      <style:text-properties fo:font-size="13pt" fo:language="ru" fo:country="RU" officeooo:rsid="001fa0b0" officeooo:paragraph-rsid="001fa0b0" style:font-size-asian="13pt" style:font-size-complex="13pt"/>
    </style:style>
    <style:style style:name="P4" style:family="paragraph" style:parent-style-name="Standard">
      <style:text-properties fo:font-size="13pt" fo:language="ru" fo:country="RU" officeooo:rsid="0020bbc7" officeooo:paragraph-rsid="0020bbc7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fo:language="ru" fo:country="RU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language="ru" fo:country="RU" fo:font-weight="normal" officeooo:paragraph-rsid="0019f261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language="ru" fo:country="RU" fo:font-weight="normal" officeooo:rsid="0019f261" officeooo:paragraph-rsid="0019f261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text-properties fo:font-size="13pt" fo:language="en" fo:country="US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fo:language="en" fo:country="US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center" style:justify-single-word="false"/>
      <style:text-properties officeooo:paragraph-rsid="001603ec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1603ec"/>
    </style:style>
    <style:style style:name="P18" style:family="paragraph" style:parent-style-name="Standard">
      <style:paragraph-properties fo:text-align="start" style:justify-single-word="false"/>
      <style:text-properties officeooo:paragraph-rsid="001dda0b"/>
    </style:style>
    <style:style style:name="P19" style:family="paragraph" style:parent-style-name="Standard">
      <style:text-properties officeooo:paragraph-rsid="001603ec"/>
    </style:style>
    <style:style style:name="P20" style:family="paragraph" style:parent-style-name="Standard">
      <style:text-properties officeooo:paragraph-rsid="0022c9d4"/>
    </style:style>
    <style:style style:name="P21" style:family="paragraph" style:parent-style-name="Standard">
      <style:paragraph-properties fo:text-align="center" style:justify-single-word="false" fo:break-before="pag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3pt" officeooo:rsid="001c3c54" officeooo:paragraph-rsid="001c3c54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fo:font-weight="bold" officeooo:rsid="001dda0b" officeooo:paragraph-rsid="001dda0b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1dda0b" officeooo:paragraph-rsid="001dda0b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language="ru" fo:country="RU" fo:font-weight="bold" officeooo:rsid="0022c9d4" officeooo:paragraph-rsid="0022c9d4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3pt" fo:language="ru" fo:country="RU" style:font-size-asian="13pt" style:font-size-complex="13pt"/>
    </style:style>
    <style:style style:name="P27" style:family="paragraph" style:parent-style-name="Standard">
      <style:text-properties officeooo:paragraph-rsid="0022c9d4"/>
    </style:style>
    <style:style style:name="P28" style:family="paragraph" style:parent-style-name="Standard">
      <style:text-properties officeooo:rsid="00270436" officeooo:paragraph-rsid="00270436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33d60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33d60"/>
    </style:style>
    <style:style style:name="T5" style:family="text">
      <style:text-properties fo:language="ru" fo:country="RU" officeooo:rsid="00146174"/>
    </style:style>
    <style:style style:name="T6" style:family="text">
      <style:text-properties fo:language="ru" fo:country="RU" officeooo:rsid="0019301c"/>
    </style:style>
    <style:style style:name="T7" style:family="text">
      <style:text-properties style:font-name="Liberation Mono" fo:font-size="13pt" fo:language="ru" fo:country="RU" style:font-name-asian="Courier New" style:font-size-asian="13pt" style:font-name-complex="Liberation Mono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22c9d4" style:font-size-asian="13pt" style:font-size-complex="13pt"/>
    </style:style>
    <style:style style:name="T10" style:family="text">
      <style:text-properties fo:font-size="13pt" officeooo:rsid="0025e611" style:font-size-asian="13pt" style:font-size-complex="13pt"/>
    </style:style>
    <style:style style:name="T11" style:family="text">
      <style:text-properties fo:font-size="13pt" officeooo:rsid="002763ce" style:font-size-asian="13pt" style:font-size-complex="13pt"/>
    </style:style>
    <style:style style:name="T12" style:family="text">
      <style:text-properties fo:font-size="13pt" fo:language="en" fo:country="US" style:font-size-asian="13pt" style:font-size-complex="13pt"/>
    </style:style>
    <style:style style:name="T13" style:family="text">
      <style:text-properties fo:font-size="13pt" fo:language="en" fo:country="US" officeooo:rsid="00133d60" style:font-size-asian="13pt" style:font-size-complex="13pt"/>
    </style:style>
    <style:style style:name="T14" style:family="text">
      <style:text-properties fo:font-size="13pt" fo:language="ru" fo:country="RU" style:font-size-asian="13pt" style:font-size-complex="13pt"/>
    </style:style>
    <style:style style:name="T15" style:family="text">
      <style:text-properties fo:font-size="13pt" fo:language="ru" fo:country="RU" officeooo:rsid="001603ec" style:font-size-asian="13pt" style:font-size-complex="13pt"/>
    </style:style>
    <style:style style:name="T16" style:family="text">
      <style:text-properties fo:font-size="13pt" fo:language="ru" fo:country="RU" officeooo:rsid="00172dc9" style:font-size-asian="13pt" style:font-size-complex="13pt"/>
    </style:style>
    <style:style style:name="T17" style:family="text">
      <style:text-properties fo:font-size="13pt" fo:language="ru" fo:country="RU" officeooo:rsid="00176796" style:font-size-asian="13pt" style:font-size-complex="13pt"/>
    </style:style>
    <style:style style:name="T18" style:family="text">
      <style:text-properties fo:font-size="13pt" fo:language="ru" fo:country="RU" officeooo:rsid="0019301c" style:font-size-asian="13pt" style:font-size-complex="13pt"/>
    </style:style>
    <style:style style:name="T19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20" style:family="text">
      <style:text-properties fo:font-size="13pt" fo:language="ru" fo:country="RU" fo:font-weight="bold" officeooo:rsid="001603ec" style:font-size-asian="13pt" style:font-weight-asian="bold" style:font-size-complex="13pt" style:font-weight-complex="bold"/>
    </style:style>
    <style:style style:name="T21" style:family="text">
      <style:text-properties fo:font-size="13pt" fo:language="ru" fo:country="RU" fo:font-weight="bold" officeooo:rsid="0019301c" style:font-size-asian="13pt" style:font-weight-asian="bold" style:font-size-complex="13pt" style:font-weight-complex="bold"/>
    </style:style>
    <style:style style:name="T22" style:family="text">
      <style:text-properties fo:font-size="13pt" fo:language="ru" fo:country="RU" fo:font-weight="bold" officeooo:rsid="0022c9d4" style:font-size-asian="13pt" style:font-weight-asian="bold" style:font-size-complex="13pt" style:font-weight-complex="bold"/>
    </style:style>
    <style:style style:name="T23" style:family="text">
      <style:text-properties fo:font-size="13pt" fo:language="ru" fo:country="RU" fo:font-weight="bold" officeooo:rsid="0023efa7" style:font-size-asian="13pt" style:font-weight-asian="bold" style:font-size-complex="13pt" style:font-weight-complex="bold"/>
    </style:style>
    <style:style style:name="T24" style:family="text">
      <style:text-properties fo:font-size="13pt" fo:language="ru" fo:country="RU" fo:font-weight="normal" officeooo:rsid="0022c9d4" style:font-size-asian="13pt" style:font-weight-asian="normal" style:font-size-complex="13pt" style:font-weight-complex="normal"/>
    </style:style>
    <style:style style:name="T25" style:family="text">
      <style:text-properties fo:font-size="13pt" fo:language="ru" fo:country="RU" fo:font-weight="normal" officeooo:rsid="0023efa7" style:font-size-asian="13pt" style:font-weight-asian="normal" style:font-size-complex="13pt" style:font-weight-complex="normal"/>
    </style:style>
    <style:style style:name="T26" style:family="text">
      <style:text-properties fo:font-size="13pt" fo:language="ru" fo:country="RU" fo:font-weight="normal" officeooo:rsid="0025e611" style:font-size-asian="13pt" style:font-weight-asian="normal" style:font-size-complex="13pt" style:font-weight-complex="normal"/>
    </style:style>
    <style:style style:name="T27" style:family="text">
      <style:text-properties fo:font-size="13pt" fo:font-weight="normal" officeooo:rsid="001dda0b" style:font-size-asian="13pt" style:font-weight-asian="normal" style:font-size-complex="13pt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48485"/>
    </style:style>
    <style:style style:name="T30" style:family="text">
      <style:text-properties officeooo:rsid="0018522f"/>
    </style:style>
    <style:style style:name="T31" style:family="text">
      <style:text-properties officeooo:rsid="0019301c"/>
    </style:style>
    <style:style style:name="T32" style:family="text">
      <style:text-properties officeooo:rsid="0019a3d7"/>
    </style:style>
    <style:style style:name="T33" style:family="text">
      <style:text-properties officeooo:rsid="0019f261"/>
    </style:style>
    <style:style style:name="T34" style:family="text">
      <style:text-properties officeooo:rsid="001bd8ad"/>
    </style:style>
    <style:style style:name="T35" style:family="text">
      <style:text-properties officeooo:rsid="001fa0b0"/>
    </style:style>
    <style:style style:name="T36" style:family="text">
      <style:text-properties officeooo:rsid="0020bbc7"/>
    </style:style>
    <style:style style:name="T37" style:family="text">
      <style:text-properties officeooo:rsid="0020f608"/>
    </style:style>
    <style:style style:name="T38" style:family="text">
      <style:text-properties officeooo:rsid="00217b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Простейшие возможности пакета защиты даннных <text:span text:style-name="T1">OpenSSL </text:span><text:span text:style-name="T3">посредством </text:span>стандартной командной оболочки <text:span text:style-name="T1">Linux </text:span>или <text:span text:style-name="T1">Windows.</text:span></text:p>
      <text:p text:style-name="P22"/>
      <text:p text:style-name="P23">Что это? Кому и зачем это нужно?</text:p>
      <text:p text:style-name="P23"/>
      <text:p text:style-name="P24">OpenSSL — свободный программный пакет, реализующий большинство современных алгоритмов защиты данных.</text:p>
      <text:p text:style-name="P24">Это значит, что любой желающий а) может ознакомиться с его исходным кодом, и б) никому ничего за его использование не должен.</text:p>
      <text:p text:style-name="P24">Иногда говорят, что открытый исходный код гарантирует отсутствие намеренных (а иногда считают, что и любых) уязвимостей, однако это никак нельзя гарантировать, так как даже дорогая полноценная операция инспекции кода не всегда может выявить таковые.</text:p>
      <text:p text:style-name="P24">Но во всяком случае качество этого пакета уж точно выше качества любых закрытых пакетов защиты данных.</text:p>
      <text:p text:style-name="P18"><text:span text:style-name="T27">Этот пакет входит по умолчанию в систему Линукс. </text:span><text:span text:style-name="T8">Под </text:span><text:span text:style-name="T12">Windows OpenSSL </text:span><text:span text:style-name="T14">проще всего получить в комплекте с </text:span><text:span text:style-name="T12">Git </text:span><text:a xlink:type="simple" xlink:href="https://git-scm.com/" text:style-name="Internet_20_link" text:visited-style-name="Visited_20_Internet_20_Link"><text:span text:style-name="T14">https://git-scm.com/</text:span></text:a></text:p>
      <text:p text:style-name="P11"><text:span text:style-name="T3">Необходимо прописать путь к </text:span><text:span text:style-name="T1">Git/mingw32/bin </text:span><text:span text:style-name="T3">в переменную </text:span><text:span text:style-name="T1">PATH </text:span><text:span text:style-name="T3">системы.</text:span></text:p>
      <text:p text:style-name="P1">Нижеприведенные команды одинаково работают в командных оболочках Linux bash и Windows cmd</text:p>
      <text:p text:style-name="P2">Предназначается он для защиты данных при передаче их в открытой среде методом шифрования.</text:p>
      <text:p text:style-name="P2">В большинстве случаев вам такая защита совершенно ни к чему. Однако существуют ситуации, когда вам все таки необходимо передать конфиденциальные данные, и неподготовленный пользователь ПК, не владеющий методами защиты данных, просто передает их в открытом виде, надеясь на авось, что регулярно приводит к сливам различного рода компрометирующих данных.</text:p>
      <text:p text:style-name="P3">Многие пользователи наде<text:span text:style-name="T38">ю</text:span>тся, что различные интернет-сервисы вроде сайтов электронной почты обеспечивают их безопасность. Ведь в браузере горит зеленый замочек. Однако это не так сразу по трем причинам. Во-первых, безопасность вашей учетной записи зависит от пароля. Людей, которые сочиняют для своей почты хоть сколь нибудь серьезный пароль ничтожно мало. Во-вторых, оригиналы ваших писем хранятся на сервере. Любого админа этого почтового сервиса можно элементарно, купить, и он сольет их куда нужно. В третьих, те сервисы, которые даже шифруют пользовательские данные, спецслужбы просто заставляют предоставлять им ключи шифрования. В результате сервисы, которые не хранят секретных ключей, отдавая процесс расшифровки данных пользовательской машине, вынуждены просто отказаться от обеспечения безопасности пользователей.</text:p>
      <text:p text:style-name="P2"><text:span text:style-name="T36">Поэтому к</text:span>аждому пользователю рекомендуется хотя бы раз в жизни провести описанный здесь сеанс защищенной передачи данных, чтобы когда случится надобность, хотя бы знать, <text:span text:style-name="T35">как</text:span> их можно защитить. В конце концов, обмен шифротекстами это просто весело.</text:p>
      <text:p text:style-name="P4">Данный документ разбит на две части. Первая — справочная. Здесь приводятся примеры команд которые необходимо ввести в командную оболочку, и описание операции, которая производится этой командой.</text:p>
      <text:p text:style-name="P4">Вторая часть — приблизительное описание протокола обмена ключами, а затем и <text:s/>данными. И в заключение несколько советов и заметок.</text:p>
      <text:p text:style-name="P4">В этой статье описывается использование лишь трех самых распространенных алгоритмов: алгоритма асимметричного шифрования RSA, симметричного шифрования AES, и вычисления контрольной суммы SHA. В конторах России практикуется применение российских алгоритмов защиты данных. Они ничуть не хуже описываемых здесь, но их надежной открытой реализации, проверенной временем просто не существует.</text:p>
      <text:p text:style-name="P4"/>
      <text:p text:style-name="P9"><text:soft-page-break/><text:span text:style-name="T31">1. </text:span>Генерация ключей</text:p>
      <text:p text:style-name="P8"><text:span text:style-name="T31">а) </text:span>Для симметричного шифрования:</text:p>
      <text:p text:style-name="P1">запись псевдослучайных 256 бит в файл для использования в качестве <text:span text:style-name="T37">сеансового ключа.</text:span></text:p>
      <text:p text:style-name="P1"><text:span text:style-name="Source_20_Text">openssl rand 32 &gt; session.key</text:span></text:p>
      <text:p text:style-name="P1"><text:span text:style-name="Source_20_Text"/></text:p>
      <text:p text:style-name="P8"><text:span text:style-name="T31">б) </text:span>Для асимметричного шифрования:</text:p>
      <text:p text:style-name="P11"><text:span text:style-name="T3">Генерация секретного ключа в файл </text:span><text:span text:style-name="T1">my.key </text:span><text:span text:style-name="T3">зашифрованного алгоритмом </text:span><text:span text:style-name="T1">des3:</text:span></text:p>
      <text:p text:style-name="Standard"><text:span text:style-name="Source_20_Text"><text:span text:style-name="T14">openssl genrsa -</text:span></text:span><text:span text:style-name="Source_20_Text"><text:span text:style-name="T12">des3 &gt; my.key</text:span></text:span></text:p>
      <text:p text:style-name="Standard"><text:span text:style-name="Source_20_Text"><text:span text:style-name="T12"/></text:span></text:p>
      <text:p text:style-name="P1">Вычисление публичного ключа из секретного:</text:p>
      <text:p text:style-name="Standard"><text:span text:style-name="Source_20_Text"><text:span text:style-name="T14">openssl rsa -pubout &lt; my.key &gt; key.pub</text:span></text:span></text:p>
      <text:p text:style-name="P14"><text:span text:style-name="Source_20_Text"><text:span text:style-name="T19"/></text:span></text:p>
      <text:p text:style-name="P14"><text:span text:style-name="Source_20_Text"><text:span text:style-name="T21">2.</text:span></text:span><text:span text:style-name="Source_20_Text"><text:span text:style-name="T19">Алгоритм RSA: асимметричное шифрование, цифровая подпись</text:span></text:span></text:p>
      <text:p text:style-name="P14"><text:span text:style-name="Source_20_Text"><text:span text:style-name="T19"/></text:span></text:p>
      <text:p text:style-name="P11"><text:span text:style-name="T6">а) </text:span><text:bookmark-start text:name="__DdeLink__805_4347583"/><text:span text:style-name="T3">Шифрование файла </text:span><text:span text:style-name="T1">message.txt </text:span><text:span text:style-name="T3">публичным ключом </text:span><text:span text:style-name="T1">key.pub </text:span><text:span text:style-name="T3">в файл </text:span><text:span text:style-name="T1">message.cpf </text:span><text:span text:style-name="T3">в кодировке </text:span><text:span text:style-name="T1">base64 </text:span><text:span text:style-name="T3">с помощью алгоритма </text:span><text:span text:style-name="T1">RSA:</text:span></text:p>
      <text:p text:style-name="Standard"><text:span text:style-name="Source_20_Text"><text:span text:style-name="T14">openssl rsautl -encrypt -inkey key.pub -pubin &lt; message.txt | </text:span></text:span><text:span text:style-name="Source_20_Text"><text:span text:style-name="T12">openssl </text:span></text:span><text:span text:style-name="Source_20_Text"><text:span text:style-name="T14">base64 &gt; message.cp</text:span></text:span><text:span text:style-name="Source_20_Text"><text:span text:style-name="T12">f</text:span></text:span><text:bookmark-end text:name="__DdeLink__805_4347583"/></text:p>
      <text:p text:style-name="Standard"><text:span text:style-name="Source_20_Text"><text:span text:style-name="T12"/></text:span></text:p>
      <text:p text:style-name="P12"><text:span text:style-name="T31">б) </text:span>Непосредственное шифрование текста с выводом шифрограммы в консоль в кодировке base64</text:p>
      <text:p text:style-name="Standard"><text:span text:style-name="Source_20_Text"><text:span text:style-name="T14">echo </text:span></text:span><text:span text:style-name="Source_20_Text"><text:span text:style-name="T7">"</text:span></text:span><text:span text:style-name="Source_20_Text"><text:span text:style-name="T14">сообщение</text:span></text:span><text:span text:style-name="Source_20_Text"><text:span text:style-name="T7">"</text:span></text:span><text:span text:style-name="Source_20_Text"><text:span text:style-name="T14"> | openssl rsautl -encrypt -inkey key.pub -pubin | </text:span></text:span><text:span text:style-name="Source_20_Text"><text:span text:style-name="T12">openssl </text:span></text:span><text:span text:style-name="Source_20_Text"><text:span text:style-name="T14">base64</text:span></text:span></text:p>
      <text:p text:style-name="Standard"><text:span text:style-name="Source_20_Text"><text:span text:style-name="T12"/></text:span></text:p>
      <text:p text:style-name="P11"><text:span text:style-name="T6">в) </text:span><text:span text:style-name="T3">Расшифровка файла в кодировке </text:span><text:span text:style-name="T1">base64 </text:span><text:span text:style-name="T3">секретным ключом </text:span><text:span text:style-name="T1">my.key </text:span><text:span text:style-name="T3">в файл </text:span><text:span text:style-name="T1">message.txt</text:span></text:p>
      <text:p text:style-name="Standard"><text:span text:style-name="Source_20_Text"><text:span text:style-name="T12">openssl </text:span></text:span><text:span text:style-name="Source_20_Text"><text:span text:style-name="T14">base64 -d &lt; message.cpf | openssl rsautl -decrypt -inkey my.key &gt; message.txt</text:span></text:span></text:p>
      <text:p text:style-name="Standard"><text:span text:style-name="Source_20_Text"><text:span text:style-name="T14"/></text:span></text:p>
      <text:p text:style-name="P1"><text:span text:style-name="T31">г) </text:span>непосредственная расшифровка введенной шифрограммы с выводом в консоль</text:p>
      <text:p text:style-name="Standard"><text:span text:style-name="Source_20_Text"><text:span text:style-name="T14">echo </text:span></text:span><text:span text:style-name="Source_20_Text"><text:span text:style-name="T7">"</text:span></text:span><text:span text:style-name="Source_20_Text"><text:span text:style-name="T14">шифрограмма</text:span></text:span><text:span text:style-name="Source_20_Text"><text:span text:style-name="T7">"</text:span></text:span><text:span text:style-name="Source_20_Text"><text:span text:style-name="T14"> | openssl base64 -d | openssl rsautl -decrypt -inkey my.key</text:span></text:span></text:p>
      <text:p text:style-name="P1"/>
      <text:p text:style-name="P1"><text:span text:style-name="T31">д) </text:span>Подпись контрольной суммы документа doc.sum секретным ключом my.key в файл doc.sgn в кодировке base64</text:p>
      <text:p text:style-name="Standard"><text:span text:style-name="Source_20_Text"><text:span text:style-name="T14">openssl rsautl -sign -inkey my.key &lt; doc.sum | openssl base64 &gt; doc.sgn</text:span></text:span></text:p>
      <text:p text:style-name="Standard"><text:span text:style-name="Source_20_Text"><text:span text:style-name="T14"/></text:span></text:p>
      <text:p text:style-name="P1"><text:span text:style-name="T31">е) </text:span>восстановление контрольной суммы документа из файла подписи doc.sgn публичным ключом key.pub в файл doc.sum</text:p>
      <text:p text:style-name="Standard"><text:span text:style-name="Source_20_Text"><text:span text:style-name="T14">openssl base64 -d &lt; doc.sgn | openssl rsautl -verify -inkey key.pub -pubin &gt; doc.sum</text:span></text:span></text:p>
      <text:p text:style-name="P25"/>
      <text:p text:style-name="P25"/>
      <text:p text:style-name="P25"/>
      <text:p text:style-name="P20"><text:soft-page-break/><text:span text:style-name="T22">Примечание. </text:span><text:span text:style-name="T24">Операция </text:span><text:span text:style-name="Source_20_Text"><text:span text:style-name="T24">command | openssl base64 &gt; file</text:span></text:span><text:span text:style-name="T24"> переводит двоичные данные создаваемые командой </text:span><text:span text:style-name="Source_20_Text"><text:span text:style-name="T24">command</text:span></text:span><text:span text:style-name="T24"> в текст и сохраняет его в файл </text:span><text:span text:style-name="Source_20_Text"><text:span text:style-name="T24">file</text:span></text:span>.<text:span text:style-name="T8"> </text:span><text:span text:style-name="T9">Можно сохранить в файл двоичные данные, подав просто команду </text:span><text:span text:style-name="Source_20_Text"><text:span text:style-name="T9">command &gt; file</text:span></text:span><text:span text:style-name="T9">.</text:span></text:p>
      <text:p text:style-name="P20"><text:span text:style-name="T24">операция</text:span><text:span text:style-name="T22"> </text:span><text:span text:style-name="Source_20_Text"><text:span text:style-name="T24">openssl base64 -d &lt; file | command</text:span></text:span><text:span text:style-name="Source_20_Text"><text:span text:style-name="T23"> </text:span></text:span><text:span text:style-name="Source_20_Text"><text:span text:style-name="T25">&gt; </text:span></text:span><text:span text:style-name="Source_20_Text"><text:span text:style-name="T26">file2</text:span></text:span><text:span text:style-name="Source_20_Text"><text:span text:style-name="T22"> </text:span></text:span><text:span text:style-name="T24">преобразует текстовые данные из файла </text:span><text:span text:style-name="Source_20_Text"><text:span text:style-name="T24">file</text:span></text:span><text:span text:style-name="T24"> в двоичные и отдает их на ввод команде </text:span><text:span text:style-name="Source_20_Text"><text:span text:style-name="T24">command</text:span></text:span><text:span text:style-name="T24">, </text:span><text:span text:style-name="T26">вывод которой сохраняется в файле </text:span><text:span text:style-name="Source_20_Text"><text:span text:style-name="T26">file2</text:span></text:span><text:span text:style-name="T8">. </text:span><text:span text:style-name="T9">Если исходный файл содержит двоичные, а не текстовые данные, следует вместо этого выполнить просто </text:span><text:span text:style-name="Source_20_Text"><text:span text:style-name="T9">command &lt; file </text:span></text:span><text:span text:style-name="Source_20_Text"><text:span text:style-name="T10">&gt; file2</text:span></text:span></text:p>
      <text:p text:style-name="P28"><text:span text:style-name="T10">Т</text:span><text:span text:style-name="T8">екстовые данные имеют больший объем, чем двоичные, но зато их можно передавать через текстовые сообщения.</text:span></text:p>
      <text:p text:style-name="Standard"><text:span text:style-name="Source_20_Text"><text:span text:style-name="T14"/></text:span></text:p>
      <text:p text:style-name="P14"><text:span text:style-name="Source_20_Text"><text:span text:style-name="T21">3. </text:span></text:span><text:span text:style-name="Source_20_Text"><text:span text:style-name="T19">Алгоритм AES: симметричное шифрование</text:span></text:span></text:p>
      <text:p text:style-name="Standard"><text:span text:style-name="Source_20_Text"><text:span text:style-name="T14"/></text:span></text:p>
      <text:p text:style-name="Standard"><text:span text:style-name="T18">а) </text:span><text:span text:style-name="T14">шифрование файла </text:span><text:span text:style-name="T12">file.jpg </text:span><text:span text:style-name="T14">симметричным алгоритмом </text:span><text:span text:style-name="T12"><text:s/>AES256 </text:span><text:span text:style-name="T14">в режиме </text:span><text:span text:style-name="T12">CBC </text:span><text:span text:style-name="T14">с использованием файла </text:span><text:span text:style-name="T12">session.key </text:span><text:span text:style-name="T14">в качестве сеансового ключа с выходом в кодировке </text:span><text:span text:style-name="T12">base64 (</text:span><text:span text:style-name="T13">опция</text:span><text:span text:style-name="T14"> -а) и выходным файлом </text:span><text:span text:style-name="T12">file.jpg.cpf.</text:span></text:p>
      <text:p text:style-name="Standard"><text:span text:style-name="Source_20_Text"><text:span text:style-name="T14">openssl aes-256-cbc -a -kfile session.key &lt; file.jpg &gt; file.jpg.cp</text:span></text:span><text:span text:style-name="Source_20_Text"><text:span text:style-name="T12">f</text:span></text:span></text:p>
      <text:p text:style-name="P11"><text:span text:style-name="T3">Используйте шифрование посредством </text:span><text:span text:style-name="T1">RSA </text:span><text:span text:style-name="T3">для передачи сеансового ключа.</text:span></text:p>
      <text:p text:style-name="Standard"><text:span text:style-name="Source_20_Text"><text:span text:style-name="T14"/></text:span></text:p>
      <text:p text:style-name="P11"><text:span text:style-name="T6">б) </text:span><text:span text:style-name="T3">Расшифровка (</text:span><text:span text:style-name="T4">опция</text:span><text:span text:style-name="T3"> </text:span><text:span text:style-name="T1">-d)</text:span><text:span text:style-name="T3"> файла зашифрованного алгоритмом </text:span><text:span text:style-name="T1">AES256 </text:span><text:span text:style-name="T3">в режиме </text:span><text:span text:style-name="T1">CBC</text:span><text:span text:style-name="T3"> в кодировке </text:span><text:span text:style-name="T1">base64 </text:span><text:span text:style-name="T2">(</text:span><text:span text:style-name="T3"> -</text:span><text:span text:style-name="T1">a) </text:span><text:span text:style-name="T3">с использованием файла </text:span><text:span text:style-name="T1">session.key </text:span><text:span text:style-name="T3">в качестве ключа. </text:span></text:p>
      <text:p text:style-name="Standard"><text:span text:style-name="Source_20_Text"><text:span text:style-name="T14">openssl aes-256-cbc -d -a -kfile session.key &lt; file.jpg.</text:span></text:span><text:span text:style-name="Source_20_Text"><text:span text:style-name="T12">cpt</text:span></text:span><text:span text:style-name="Source_20_Text"><text:span text:style-name="T14"> &gt; file.jpg</text:span></text:span></text:p>
      <text:p text:style-name="Standard"><text:span text:style-name="Source_20_Text"><text:span text:style-name="T14"/></text:span></text:p>
      <text:p text:style-name="P14"><text:span text:style-name="Source_20_Text"><text:span text:style-name="T21">4. </text:span></text:span><text:span text:style-name="Source_20_Text"><text:span text:style-name="T19">Вычисление контрольной суммы</text:span></text:span></text:p>
      <text:p text:style-name="P14"><text:span text:style-name="Source_20_Text"><text:span text:style-name="T19"/></text:span></text:p>
      <text:p text:style-name="P11"><text:span text:style-name="T3">создание </text:span><text:span text:style-name="T1">SHA-256 контрольной суммы</text:span><text:span text:style-name="T3"> файла </text:span><text:span text:style-name="T1">file.jpg</text:span></text:p>
      <text:p text:style-name="Standard"><text:span text:style-name="Source_20_Text"><text:span text:style-name="T14">openssl dgst -sha256 &lt; file.jpg &gt; file.jpg.sum</text:span></text:span></text:p>
      <text:p text:style-name="P15"><text:span text:style-name="Source_20_Text"><text:span text:style-name="T20"/></text:span></text:p>
      <text:p text:style-name="P17"><text:span text:style-name="Source_20_Text"><text:span text:style-name="T20">Важно</text:span></text:span></text:p>
      <text:p text:style-name="P19"><text:span text:style-name="T15">Передача </text:span><text:span text:style-name="T20">текстов</text:span><text:span text:style-name="T15">, являющихся ключами или для которых планируется вычислять контрольную сумму должно происходить только через промежуточное кодирование в кодировку типа base64, либо непосредственно в виде файла-вложения. В противном случае текстовые файлы сохраненные в разных системах </text:span><text:span text:style-name="T16">из одного и того-же текста</text:span><text:span text:style-name="T15"> будут не совпадать из-за разных используемых кодировок, символов конца строки </text:span><text:span text:style-name="T17">и </text:span><text:span text:style-name="T18">организации</text:span><text:span text:style-name="T17"> текстового файла</text:span><text:span text:style-name="T15">.</text:span></text:p>
      <text:p text:style-name="P21"><text:span text:style-name="T33">Типичная м</text:span>етодика использования</text:p>
      <text:p text:style-name="P9"/>
      <text:p text:style-name="P9">Обмен ключами</text:p>
      <text:p text:style-name="P9"/>
      <text:p text:style-name="P5">1. Инициирующая сторона генерирует себе пару секретный/публичный RSA ключ <text:span text:style-name="T32">(1-б)</text:span>.</text:p>
      <text:p text:style-name="P5">2. Публичный ключ пересылается второй стороне по независимому каналу.</text:p>
      <text:p text:style-name="P5"><text:tab/><text:span text:style-name="T31">Здесь </text:span>важно удостовериться, что переданный ключ не был перехвачен и изменен. Если публичный ключ был передан без <text:tab/>искажений, <text:tab/>все остальные данные <text:span text:style-name="T31">можно считать</text:span> в безопасности.</text:p>
      <text:p text:style-name="P5">3. Вторая сторона генерирует себе пару RSA ключей <text:span text:style-name="T32">(1-б)</text:span></text:p>
      <text:p text:style-name="P13"><text:tab/><text:span text:style-name="T3">Публичный ключ слишком длинный, и </text:span><text:span text:style-name="T5">так просто</text:span><text:span text:style-name="T3"> зашифровать его алгоритмом </text:span>RSA <text:span text:style-name="T3">невозможно. Поэтому</text:span></text:p>
      <text:p text:style-name="P5">4. Вторая сторона генерирует так-же случайный сеансовый ключ длиной 32 байта. <text:span text:style-name="T32">(1-а)</text:span></text:p>
      <text:p text:style-name="P5">5. Сеансовый ключ кодируется публичным ключом инициирующей стороны и передается ей по открытому каналу.<text:span text:style-name="T32">(2-а)</text:span></text:p>
      <text:p text:style-name="P5"><text:tab/>Сеансовый ключ записывается намеренно в виде двоичных данных, чтобы случайно не передать его по сети незашифрованным.</text:p>
      <text:p text:style-name="P5"><text:tab/>После передачи <text:span text:style-name="T28">зашифрованный</text:span> сеансовый ключ (который был передан по открытому каналу) должен быть немедленно удален, <text:tab/>чтобы случайно ничего им не закодировать.</text:p>
      <text:p text:style-name="P5">6. публичный ключ второй стороны зашифровывается сеансовым ключом и передается первой по открытому каналу <text:span text:style-name="T32">(3-а)</text:span></text:p>
      <text:p text:style-name="P5"><text:tab/><text:span text:style-name="T30">Перед передачей у</text:span>бедитесь, что вы зашифровали свой <text:span text:style-name="T28">публичный</text:span> ключ.</text:p>
      <text:p text:style-name="P5">7. Инициирующая сторона дешифрует сеансовый ключ. Переданный зашифрованный сеансовый ключ должен быть удален. <text:span text:style-name="T32">(2-в)</text:span></text:p>
      <text:p text:style-name="P5">8. Инициирующая сторона дешифрует сеансовым ключом публичный ключ второй стороны. <text:span text:style-name="T32">(3-б)</text:span></text:p>
      <text:p text:style-name="P5"/>
      <text:p text:style-name="P9">Защищенный обмен данными</text:p>
      <text:p text:style-name="P9"/>
      <text:p text:style-name="P5">А. <text:span text:style-name="T28">Если данные — одно-два коротких сообщения</text:span></text:p>
      <text:p text:style-name="P5">А1. Сообщения шифруются непосредственно публичным ключом адресата асимметричным алгоритмом RSA, и пересылаются ему по открытому каналу. <text:span text:style-name="T32">(2-а/б)</text:span></text:p>
      <text:p text:style-name="P5">А2. Адресат дешифрует сообщение своим секретным ключом <text:span text:style-name="T32">(2-в/г)</text:span></text:p>
      <text:p text:style-name="P5"/>
      <text:p text:style-name="P5">Б. <text:span text:style-name="T28">Любые данные.</text:span> Этот способ предпочтительнее для передачи множества сообщений, так как не придется вводить пароль от своего секретного <text:span text:style-name="T1">RSA </text:span>ключа при каждой расшифровке.</text:p>
      <text:p text:style-name="P5">Б1. одной из сторон генерируется случайный ключ сессии. <text:span text:style-name="T32">(1-а)</text:span></text:p>
      <text:p text:style-name="P5">Б2. ключ сессии шифруется публичным ключом второй стороны с помощью RSA и пересылается ей по открытому каналу <text:span text:style-name="T32">(2-а)</text:span></text:p>
      <text:p text:style-name="P5">Б3. Вторая сторона дешифрует ключ сессии своим секретным ключом <text:span text:style-name="T32">(2-в)</text:span></text:p>
      <text:p text:style-name="P5">Б4. Сообщения шифруются и дешифруются одним и тем-же ключом сессии посредством симметричного алгоритма <text:span text:style-name="T1">AES</text:span>. <text:span text:style-name="T32">(3-а &lt;&gt; 3-б)</text:span></text:p>
      <text:p text:style-name="P5"/>
      <text:p text:style-name="P5"/>
      <text:p text:style-name="P9"><text:soft-page-break/>Использование электронной подписи</text:p>
      <text:p text:style-name="P10">Подпись:</text:p>
      <text:p text:style-name="P5">1) <text:span text:style-name="T33">составляется подписываемый документ.</text:span></text:p>
      <text:p text:style-name="P5">2) вычисляется контрольная сумма файла документа. <text:span text:style-name="T33">(4)</text:span></text:p>
      <text:p text:style-name="P6">3) контрольная сумма шифруется секретным ключом сторон. <text:span text:style-name="T33">(2-д)</text:span></text:p>
      <text:p text:style-name="P6"><text:tab/>Таким образом зашифрованная сумма называется электронной подписью.</text:p>
      <text:p text:style-name="P5"><text:tab/>файл документа вместе с зашифрованными контрольными суммами образует подписанный документ.</text:p>
      <text:p text:style-name="P10">Проверка аутентичности:</text:p>
      <text:p text:style-name="P5">1) файл электронной подписи расшифровыв<text:span text:style-name="T33">е</text:span>ются публичным ключом. <text:span text:style-name="T33">(2-е)</text:span></text:p>
      <text:p text:style-name="P5">2) вычисляется контрольная сумма файла документа. <text:span text:style-name="T33">(4)</text:span></text:p>
      <text:p text:style-name="P5">3) контрольная сумма вычисленная по файлу документа сравнивается с полученными из подписи. Если они совпадают, документ считается аутентичным.</text:p>
      <text:p text:style-name="P5"/>
      <text:p text:style-name="P9">Особенности</text:p>
      <text:p text:style-name="P5"/>
      <text:p text:style-name="P5">Система асимметричного шифрования <text:span text:style-name="T1">RSA </text:span>работает посредством арифметических операций по модулю большого числа <text:span text:style-name="T1">N, </text:span>которое имеет длину обычно около 700 цифр (при ключе типичной длиной 2048 бит). Соответственно алгоритм представляет шифруемое сообщение как число , и шифруемое число не может быть больше <text:span text:style-name="T1">N, </text:span>иначе корректно расшифровать его будет невозможно. Соответственно алгоритм <text:span text:style-name="T1">RSA </text:span>шифрует сообщения не длиннее около 240 символов латиницы или 120 кириллицы.</text:p>
      <text:p text:style-name="P5"/>
      <text:p text:style-name="P9">Меры осторожности</text:p>
      <text:p text:style-name="P5"/>
      <text:p text:style-name="P6">Не пересылайте никому секретный ключ. В случае подозрения компрометации, секретный ключ должен быть заменен.</text:p>
      <text:p text:style-name="P6"><text:span text:style-name="T33">В серьезных случаях его регулярно меняют (раз в год типично)</text:span>. Так-же секретный ключ рекомендуется защитить достаточно надежным паролем. Это не позволит его использовать даже в случае угона. Пароль должен состоять из 8-28 случайных символов </text:p>
      <text:p text:style-name="P5"/>
      <text:p text:style-name="P5"><text:span text:style-name="T33">Если есть вероятность, что в ваш поток данных могут вмешаться, п</text:span>ри первой передаче публичного ключа <text:span text:style-name="T29">незашифрованным</text:span> следует удостовериться, что публичный ключ, который был принят принадлежит именно собеседнику <text:span text:style-name="T33">с использованием сторонних независимых каналов связи</text:span>. <text:span text:style-name="T33">В серьезных случаях (заключение договоров и прочее)</text:span> <text:span text:style-name="T33">р</text:span>екомендуется личная передач<text:span text:style-name="T33">а.</text:span></text:p>
      <text:p text:style-name="P5"/>
      <text:p text:style-name="P7">Сеансовый ключ рекомендуется менять гораздо чаще, чем секретный. Обычно — раз за сеанс связи.</text:p>
      <text:p text:style-name="P7"/>
      <text:p text:style-name="P7">Помните, что безопасность данных зависит <text:s/>не только от использования средств их защиты, но и от надежности собеседника. Никто не запрещает ему хранить оригиналы всей вашей переписки. <text:span text:style-name="T34">Так-же в вашем компьютере может находиться софт, передающий ваши данные, а некоторые операционные системы даже не скрывают, что прослушивают и передают ваши личные данн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54:04.949170214</meta:creation-date>
    <dc:date>2017-10-14T09:35:37.600485722</dc:date>
    <meta:editing-duration>PT20H7M28S</meta:editing-duration>
    <meta:editing-cycles>96</meta:editing-cycles>
    <meta:generator>LibreOffice/5.1.6.2$Linux_X86_64 LibreOffice_project/10m0$Build-2</meta:generator>
    <meta:document-statistic meta:table-count="0" meta:image-count="0" meta:object-count="0" meta:page-count="5" meta:paragraph-count="95" meta:word-count="1493" meta:character-count="10966" meta:non-whitespace-character-count="9548"/>
  </office:meta>
</office:document-meta>
</file>